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71a0" style:font-weight-asian="bold" style:font-weight-complex="bold"/>
    </style:style>
    <style:style style:name="P2" style:family="paragraph" style:parent-style-name="Standard">
      <style:text-properties officeooo:paragraph-rsid="000471a0"/>
    </style:style>
    <style:style style:name="P3" style:family="paragraph" style:parent-style-name="Standard">
      <style:text-properties officeooo:paragraph-rsid="000471a0"/>
    </style:style>
    <style:style style:name="P4" style:family="paragraph" style:parent-style-name="Standard">
      <style:text-properties officeooo:rsid="0005173a" officeooo:paragraph-rsid="0005173a"/>
    </style:style>
    <style:style style:name="P5" style:family="paragraph" style:parent-style-name="Standard">
      <style:paragraph-properties fo:break-before="page"/>
      <style:text-properties officeooo:rsid="0005173a" officeooo:paragraph-rsid="0005173a"/>
    </style:style>
    <style:style style:name="P6" style:family="paragraph" style:parent-style-name="Heading_20_2">
      <style:paragraph-properties fo:break-before="page"/>
      <style:text-properties officeooo:paragraph-rsid="000471a0"/>
    </style:style>
    <style:style style:name="T1" style:family="text">
      <style:text-properties officeooo:rsid="00254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Administrando o PostgreSQL pela linha de comando <text:span text:style-name="T1">(psql)</text:span></text:h>
      <text:p text:style-name="P2"/>
      <text:p text:style-name="P1">Windows:</text:p>
      <text:p text:style-name="P2"/>
      <text:p text:style-name="P1">Conectar ao SGBD</text:p>
      <text:p text:style-name="P2">cd <text:a xlink:type="simple" xlink:href="../../Projetos/c:/Arquivos" text:style-name="Internet_20_link" text:visited-style-name="Visited_20_Internet_20_Link">c:\Arquivos</text:a> de programas\PostgreSQL\8.2\bin</text:p>
      <text:p text:style-name="P2">psql -U postgres </text:p>
      <text:p text:style-name="P2"/>
      <text:p text:style-name="P1">Conectar ao banco cliente</text:p>
      <text:p text:style-name="P2">\c cliente</text:p>
      <text:p text:style-name="P2"/>
      <text:p text:style-name="P1">Consultar registros da tabela cad_clientes</text:p>
      <text:p text:style-name="P2">select * from cad_clientes;</text:p>
      <text:p text:style-name="P2"/>
      <text:p text:style-name="P1">Adicionar registros</text:p>
      <text:p text:style-name="P2">inser into cad_clientes (codigo, nome, email) values (1, 'João Brito', <text:a xlink:type="simple" xlink:href="mailto:'joao@brito.com" text:style-name="Internet_20_link" text:visited-style-name="Visited_20_Internet_20_Link">'joao@brito.com</text:a>');</text:p>
      <text:p text:style-name="P2"/>
      <text:p text:style-name="P1">Atualizar registros</text:p>
      <text:p text:style-name="P2">update cad_clientes set nome='Pedro queiroz' where codigo=1;</text:p>
      <text:p text:style-name="P2"/>
      <text:p text:style-name="P1">Excluir registros</text:p>
      <text:p text:style-name="P2">delete from cad_clientes where codigo=1;</text:p>
      <text:p text:style-name="P2"/>
      <text:p text:style-name="P2"/>
      <text:p text:style-name="P1">Linux Ubuntu</text:p>
      <text:p text:style-name="P2"/>
      <text:p text:style-name="P2">A diferença é apenas na conexão ao SGBD, que no caso é assim:</text:p>
      <text:p text:style-name="P2"/>
      <text:p text:style-name="P2">su - postgres </text:p>
      <text:p text:style-name="P2"/>
      <text:p text:style-name="P2">Obs.: Caso seja a primeira vez que vá conectar então use:</text:p>
      <text:p text:style-name="P2"/>
      <text:p text:style-name="P2">sudo passwd postgres </text:p>
      <text:p text:style-name="P2"/>
      <text:p text:style-name="P2">Dê uma senha para o usuário postgres e então execute o passo "su - postgres".</text:p>
      <text:p text:style-name="P2"/>
      <text:p text:style-name="P2">Os demais comandos são semelhantes aos executados para o Windows.</text:p>
      <text:p text:style-name="P2"/>
      <text:p text:style-name="P2"/>
      <text:p text:style-name="P2">Tutorial Básico para Administração do PostgreSQL via PGAdmin da Andréia Duarte Bilenkij:</text:p>
      <text:p text:style-name="P2"><text:a xlink:type="simple" xlink:href="http://bilenkij.sites.uol.com.br/TutorialPostgreSQLpgAdmin.pdf" text:style-name="Internet_20_link" text:visited-style-name="Visited_20_Internet_20_Link">http://bilenkij.sites.uol.com.br/TutorialPostgreSQLpgAdmin.pdf</text:a></text:p>
      <text:p text:style-name="P2"/>
      <text:p text:style-name="P2"/>
      <text:p text:style-name="P5">SHOW</text:p>
      <text:p text:style-name="P4"/>
      <text:p text:style-name="P4">Diversos comandos e configurações podem ser monitoradas com o comando SHOW.</text:p>
      <text:p text:style-name="P4">É uma extensão do PostgreSQL muito útil ao administrador.</text:p>
      <text:p text:style-name="P4"/>
      <text:p text:style-name="P4">Deve ser executado com um parâmetro de cada vez.</text:p>
      <text:p text:style-name="P4">Não permite o uso combinado com comandos SQL.</text:p>
      <text:p text:style-name="P4"/>
      <text:p text:style-name="P4">Sintaxe:</text:p>
      <text:p text:style-name="P4"/>
      <text:p text:style-name="P4">SHOW nome_parametro;</text:p>
      <text:p text:style-name="P4"/>
      <text:p text:style-name="P4">SHOW ALL;</text:p>
      <text:p text:style-name="P4"/>
      <text:p text:style-name="P4"/>
      <text:p text:style-name="P4">Exemplos:</text:p>
      <text:p text:style-name="P4"/>
      <text:p text:style-name="P4">Exibindo todos os parâmetros de configuração:</text:p>
      <text:p text:style-name="P4"/>
      <text:p text:style-name="P4">SHOW ALL;</text:p>
      <text:p text:style-name="P4"/>
      <text:p text:style-name="P4"/>
      <text:p text:style-name="P4">Exibindo o estilo de datas:</text:p>
      <text:p text:style-name="P4"/>
      <text:p text:style-name="P4">SHOW datestyle;</text:p>
      <text:p text:style-name="P4"/>
      <text:p text:style-name="P4"/>
      <text:p text:style-name="P4"/>
      <text:p text:style-name="P4">RESET</text:p>
      <text:p text:style-name="P4"/>
      <text:p text:style-name="P4">Este comando devolve o valor original para um parâmetro.</text:p>
      <text:p text:style-name="P4"/>
      <text:p text:style-name="P4">Sintaxe:</text:p>
      <text:p text:style-name="P4"/>
      <text:p text:style-name="P4">RESET nome_parametro;</text:p>
      <text:p text:style-name="P4"/>
      <text:p text:style-name="P4">RESET ALL;</text:p>
      <text:p text:style-name="P4"/>
      <text:p text:style-name="P4">Cuidado com o uso do RESET ALL. Só use com extrema segurança do que está fazendo, desde que pode levar o SGBD a um comportamente inexperado.</text:p>
      <text:p text:style-name="P4"/>
      <text:p text:style-name="P4"/>
      <text:p text:style-name="P4">SHOW datestyle;</text:p>
      <text:p text:style-name="P4">SET datestyle to SQL, DMY;</text:p>
      <text:p text:style-name="P4">SHOW datestyle;</text:p>
      <text:p text:style-name="P4">RESET datestyle;</text:p>
      <text:p text:style-name="P4">SHOW datestyle;</text:p>
      <text:p text:style-name="P4"/>
      <text:p text:style-name="P4"/>
      <text:p text:style-name="P4">Criando Variáveis de Ambiente no Windows:</text:p>
      <text:p text:style-name="P4">SET PGDATA=C:/Program Files/PostgreSQL/8.2/data</text:p>
      <text:p text:style-name="P4"/>
      <text:p text:style-name="P4"><text:soft-page-break/>Chamando:</text:p>
      <text:p text:style-name="P4">echo %PGDATA%</text:p>
      <text:p text:style-name="P4"/>
      <text:p text:style-name="P4">Usando com o comando pg_controldata (devolve diversas informações sobre o PostgreSQL):</text:p>
      <text:p text:style-name="P4">pg_controldata</text:p>
      <text:p text:style-name="P4"/>
      <text:p text:style-name="P4">Chamando sem criar a variável:</text:p>
      <text:p text:style-name="P4">pg_controldata "C:/Program Files/PostgreSQL/8.2/dat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7-18T09:25:16.459397389</meta:creation-date>
    <dc:date>2017-06-14T08:15:55.188186776</dc:date>
    <meta:editing-duration>PT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278" meta:character-count="1938" meta:non-whitespace-character-count="1713"/>
  </office:meta>
</office:document-meta>
</file>